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063a55" officeooo:paragraph-rsid="00063a55"/>
    </style:style>
    <style:style style:name="P2" style:family="paragraph" style:parent-style-name="Standard">
      <style:text-properties officeooo:rsid="00063a55" officeooo:paragraph-rsid="000a95b6"/>
    </style:style>
    <style:style style:name="P3" style:family="paragraph" style:parent-style-name="Standard">
      <style:text-properties officeooo:rsid="000748a6" officeooo:paragraph-rsid="000748a6"/>
    </style:style>
    <style:style style:name="P4" style:family="paragraph" style:parent-style-name="Standard">
      <style:text-properties officeooo:rsid="0008a5b9" officeooo:paragraph-rsid="0008a5b9"/>
    </style:style>
    <style:style style:name="P5" style:family="paragraph" style:parent-style-name="Standard">
      <style:text-properties officeooo:rsid="0008a5b9" officeooo:paragraph-rsid="000a759f"/>
    </style:style>
    <style:style style:name="P6" style:family="paragraph" style:parent-style-name="Standard">
      <style:text-properties officeooo:rsid="0008a5b9" officeooo:paragraph-rsid="00063a55"/>
    </style:style>
    <style:style style:name="P7" style:family="paragraph" style:parent-style-name="Standard">
      <style:text-properties officeooo:rsid="000a759f" officeooo:paragraph-rsid="000a759f"/>
    </style:style>
    <style:style style:name="P8" style:family="paragraph" style:parent-style-name="Standard">
      <style:text-properties officeooo:rsid="000a95b6" officeooo:paragraph-rsid="000a95b6"/>
    </style:style>
    <style:style style:name="P9" style:family="paragraph" style:parent-style-name="Standard">
      <style:text-properties fo:font-size="14pt" fo:font-weight="bold" officeooo:rsid="00063a55" officeooo:paragraph-rsid="00063a5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a759f" officeooo:paragraph-rsid="000a759f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f84fa" officeooo:paragraph-rsid="000fd39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fd395" officeooo:paragraph-rsid="000fd395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4aed5" officeooo:paragraph-rsid="0014aed5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0a95b6" officeooo:paragraph-rsid="000a759f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5e800" officeooo:paragraph-rsid="0015e800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0f84fa" officeooo:paragraph-rsid="000f84fa"/>
    </style:style>
    <style:style style:name="P17" style:family="paragraph" style:parent-style-name="Standard">
      <style:text-properties officeooo:rsid="000fd395" officeooo:paragraph-rsid="000fd395"/>
    </style:style>
    <style:style style:name="P18" style:family="paragraph" style:parent-style-name="Standard">
      <style:text-properties fo:font-size="12pt" fo:font-weight="normal" officeooo:rsid="000fd395" officeooo:paragraph-rsid="00115f7a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fd395" officeooo:paragraph-rsid="0014aed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15f7a" officeooo:paragraph-rsid="00115f7a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15f7a" officeooo:paragraph-rsid="0012b5d6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15f7a" officeooo:paragraph-rsid="0014aed5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2b5d6" officeooo:paragraph-rsid="0012b5d6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4aed5" officeooo:paragraph-rsid="0012b5d6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4aed5" officeooo:paragraph-rsid="0014aed5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d7fa9" officeooo:paragraph-rsid="001d7fa9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d7fa9" officeooo:paragraph-rsid="001f22c2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3pt" fo:font-weight="bold" officeooo:rsid="00115f7a" officeooo:paragraph-rsid="00115f7a" style:font-size-asian="13pt" style:font-weight-asian="bold" style:font-size-complex="13pt" style:font-weight-complex="bold"/>
    </style:style>
    <style:style style:name="P29" style:family="paragraph" style:parent-style-name="Standard">
      <style:text-properties officeooo:rsid="001611d0" officeooo:paragraph-rsid="001611d0"/>
    </style:style>
    <style:style style:name="P30" style:family="paragraph" style:parent-style-name="Standard">
      <style:text-properties officeooo:rsid="001611d0" officeooo:paragraph-rsid="00169f39"/>
    </style:style>
    <style:style style:name="P31" style:family="paragraph" style:parent-style-name="Standard">
      <style:text-properties officeooo:rsid="000af08f" officeooo:paragraph-rsid="000a95b6"/>
    </style:style>
    <style:style style:name="P32" style:family="paragraph" style:parent-style-name="Standard">
      <style:text-properties officeooo:rsid="000af08f" officeooo:paragraph-rsid="00063a55"/>
    </style:style>
    <style:style style:name="P33" style:family="paragraph" style:parent-style-name="Standard">
      <style:text-properties officeooo:rsid="000e4a47" officeooo:paragraph-rsid="000a95b6"/>
    </style:style>
    <style:style style:name="P34" style:family="paragraph" style:parent-style-name="Standard">
      <style:text-properties officeooo:rsid="00169f39" officeooo:paragraph-rsid="00169f39"/>
    </style:style>
    <style:style style:name="P35" style:family="paragraph" style:parent-style-name="Standard">
      <style:text-properties fo:font-size="12pt" fo:font-weight="normal" officeooo:rsid="001d7fa9" officeooo:paragraph-rsid="001d7fa9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4233f" officeooo:paragraph-rsid="0024233f" style:font-size-asian="10.5pt" style:font-weight-asian="normal" style:font-size-complex="12pt" style:font-weight-complex="normal"/>
    </style:style>
    <style:style style:name="T1" style:family="text">
      <style:text-properties style:text-position="super 58%" officeooo:rsid="000a95b6"/>
    </style:style>
    <style:style style:name="T2" style:family="text">
      <style:text-properties officeooo:rsid="000a759f"/>
    </style:style>
    <style:style style:name="T3" style:family="text">
      <style:text-properties officeooo:rsid="000a95b6"/>
    </style:style>
    <style:style style:name="T4" style:family="text">
      <style:text-properties officeooo:rsid="000af08f"/>
    </style:style>
    <style:style style:name="T5" style:family="text">
      <style:text-properties officeooo:rsid="000e4a47"/>
    </style:style>
    <style:style style:name="T6" style:family="text">
      <style:text-properties officeooo:rsid="000f2123"/>
    </style:style>
    <style:style style:name="T7" style:family="text">
      <style:text-properties officeooo:rsid="000f84fa"/>
    </style:style>
    <style:style style:name="T8" style:family="text">
      <style:text-properties officeooo:rsid="000fd395"/>
    </style:style>
    <style:style style:name="T9" style:family="text">
      <style:text-properties officeooo:rsid="00115f7a"/>
    </style:style>
    <style:style style:name="T10" style:family="text">
      <style:text-properties officeooo:rsid="0014aed5"/>
    </style:style>
    <style:style style:name="T11" style:family="text">
      <style:text-properties officeooo:rsid="001a4be2"/>
    </style:style>
    <style:style style:name="T12" style:family="text">
      <style:text-properties officeooo:rsid="001b8f6a"/>
    </style:style>
    <style:style style:name="T13" style:family="text">
      <style:text-properties officeooo:rsid="001c0e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/>
      <text:p text:style-name="P9">1. new player joins the game:</text:p>
      <text:p text:style-name="P1"><text:span text:style-name="T4">1.1 new player </text:span>c<text:span text:style-name="T3">alls</text:span> tracker <text:span text:style-name="T3">to</text:span> get information about <text:span text:style-name="T3">2 random </text:span>existing player<text:span text:style-name="T3">s</text:span></text:p>
      <text:p text:style-name="P1"><text:span text:style-name="T4">1.2</text:span> <text:span text:style-name="T5">new player requests to</text:span> the <text:span text:style-name="T3">1</text:span><text:span text:style-name="T1">st</text:span><text:span text:style-name="T3"> </text:span>existing player to get <text:span text:style-name="T3">2 </text:span>server<text:span text:style-name="T3">s’ info; if no reply, request to the 2</text:span><text:span text:style-name="T1">nd</text:span><text:span text:style-name="T3"> existing player.</text:span></text:p>
      <text:p text:style-name="P8"><text:span text:style-name="T4">1.3</text:span> <text:span text:style-name="T5">new player sends request to main server; if no reply, request to backup server </text:span></text:p>
      <text:p text:style-name="P31"><text:tab/>possibility 1: backup server becomes main server after case 3 (before or after)→ return game state.</text:p>
      <text:p text:style-name="P31"><text:tab/>possibility 2: backup server gives no reply</text:p>
      <text:p text:style-name="P33"><text:tab/><text:tab/>- if both existing players’ servers’ info all gives no reply, new player calls tracker again <text:tab/><text:tab/><text:tab/>to get information about another 2 existing players. Repeat…</text:p>
      <text:p text:style-name="P30">1.4 new player manages to requests to main server.</text:p>
      <text:p text:style-name="P34">1.5 main server <text:span text:style-name="T12">sets pin target for new player→</text:span>updates game <text:span text:style-name="T12">state</text:span> (player list info)→<text:span text:style-name="T12">reply with game state&amp;pin target </text:span></text:p>
      <text:p text:style-name="P29">1.<text:span text:style-name="T11">6</text:span> <text:span text:style-name="T13">new player set game state &amp; pin target</text:span></text:p>
      <text:p text:style-name="P2"/>
      <text:p text:style-name="P1"/>
      <text:p text:style-name="P14">2.backup server crashes:</text:p>
      <text:p text:style-name="P7">precond: <text:s/></text:p>
      <text:p text:style-name="P5"><text:tab/><text:span text:style-name="T2">-</text:span>main server <text:span text:style-name="T6">receives a request from a player which requires an update of game state</text:span></text:p>
      <text:p text:style-name="P5"><text:tab/><text:span text:style-name="T2">-after finishing update, main server sends game state update to backup server → no <text:tab/> <text:tab/>reply</text:span></text:p>
      <text:p text:style-name="P4"><text:span text:style-name="T4">2.1</text:span> <text:span text:style-name="T2">main server updates game state info (change backup server to the player)</text:span></text:p>
      <text:p text:style-name="P16">2.2 main server calls tracker to update player list</text:p>
      <text:p text:style-name="P7"><text:span text:style-name="T4">2.3</text:span> return the updated game state to the new backup serve<text:span text:style-name="T7">r</text:span></text:p>
      <text:p text:style-name="P7"><text:span text:style-name="T4">2.4</text:span> new backup server updates the game state</text:p>
      <text:p text:style-name="P7"/>
      <text:p text:style-name="P7"/>
      <text:p text:style-name="P10"><text:span text:style-name="T4">3.</text:span> main server crashes:</text:p>
      <text:p text:style-name="P7">precond: </text:p>
      <text:p text:style-name="P7"><text:tab/><text:span text:style-name="T4">-backup server receives a request from a client</text:span> → backup server sends request to main server → <text:tab/>no reply</text:p>
      <text:p text:style-name="P32">3.1 backup server updates its game state info:</text:p>
      <text:p text:style-name="P1"><text:tab/><text:span text:style-name="T2">change main server as itself, backup server as the player</text:span></text:p>
      <text:p text:style-name="P17">3.2 new main server calls tracker to update player list</text:p>
      <text:p text:style-name="P7"><text:span text:style-name="T4">3.3</text:span> new main server return<text:span text:style-name="T8">s</text:span> the updated game state to the new backup server</text:p>
      <text:p text:style-name="P7">3.<text:span text:style-name="T8">4</text:span> new back up server updates game state</text:p>
      <text:p text:style-name="P6"/>
      <text:p text:style-name="P6"/>
      <text:p text:style-name="P11">4. <text:span text:style-name="T8">A non-server client crashes:</text:span></text:p>
      <text:p text:style-name="P17">precond: -assume it should only be handled when detecting in pinging process</text:p>
      <text:p text:style-name="P17">4.1 any non main server sends a request to main server to pass the info / main server detects it</text:p>
      <text:p text:style-name="P17">4.2 main server updates its game state info (player list)</text:p>
      <text:p text:style-name="P17">4.3 main server calls tracker to update player list</text:p>
      <text:p text:style-name="P17">4.4 main server return the upd<text:span text:style-name="T9">a</text:span>ted game state to backup server</text:p>
      <text:p text:style-name="P17"/>
      <text:p text:style-name="P12"><text:soft-page-break/>5. Backup server exits:</text:p>
      <text:p text:style-name="P18">5.1 <text:span text:style-name="T9">backup server requests to main server to exit</text:span></text:p>
      <text:p text:style-name="P20">5.2 main server picks another existing player as new backup server, updates its game state info (player list, backup server info)</text:p>
      <text:p text:style-name="P20">5.3 main server calls tracker to update player list</text:p>
      <text:p text:style-name="P20">5.4 main server sends updated game state to new backup server</text:p>
      <text:p text:style-name="P20">5.5 new backup server updates game state</text:p>
      <text:p text:style-name="P20"/>
      <text:p text:style-name="P20"/>
      <text:p text:style-name="P28">6. Main server exits:</text:p>
      <text:p text:style-name="P23"><text:span text:style-name="T10">6</text:span>.1 main server sends request to backup server</text:p>
      <text:p text:style-name="P23"><text:span text:style-name="T10">6</text:span>.2 backup server updates game state info:</text:p>
      <text:p text:style-name="P23"><text:tab/><text:span text:style-name="T2">change main server as itself, backup server as </text:span>another existing<text:span text:style-name="T2"> player</text:span></text:p>
      <text:p text:style-name="P24">6.3 new main server calls tracker to update player list</text:p>
      <text:p text:style-name="P24">6.4 new main server sends updated game state to new backup server</text:p>
      <text:p text:style-name="P21"><text:span text:style-name="T10">6</text:span>.5 new backup server updates game state</text:p>
      <text:p text:style-name="P21"/>
      <text:p text:style-name="P21"/>
      <text:p text:style-name="P13">7. Non server client exits:</text:p>
      <text:p text:style-name="P19"><text:span text:style-name="T10">7</text:span>.1 <text:span text:style-name="T10">client requests to main server to exit</text:span></text:p>
      <text:p text:style-name="P25">7.2 main server updates its game state info (player list)</text:p>
      <text:p text:style-name="P25">7.3 main server calls tracker to update player list</text:p>
      <text:p text:style-name="P25">7.4 main server sends updated game state to backup server</text:p>
      <text:p text:style-name="P22"><text:span text:style-name="T10">7</text:span>.5 backup server updates game state</text:p>
      <text:p text:style-name="P22"/>
      <text:p text:style-name="P22"/>
      <text:p text:style-name="P15">8. Pinging process:</text:p>
      <text:p text:style-name="P26">precond: </text:p>
      <text:p text:style-name="P26"><text:s text:c="4"/>-main server has a linked map (&lt;key&gt;:pinger ip-port, &lt;value&gt;: pingee ip-port), </text:p>
      <text:p text:style-name="P26"><text:s text:c="5"/>the order: main server→new player → player1 → player2 → backup server → main server</text:p>
      <text:p text:style-name="P26">8.1 ping process for every player starts simultaneously.</text:p>
      <text:p text:style-name="P26">8.2 any pinger cannot connect to pingee, sends request to main server</text:p>
      <text:p text:style-name="P27">8.3</text:p>
      <text:p text:style-name="P27"><text:s text:c="6"/>case 1: a non server player is dead:</text:p>
      <text:p text:style-name="P26"><text:tab/>-main server updates game state(player info), calls tracker, updates backup server</text:p>
      <text:p text:style-name="P26"><text:s text:c="6"/>case 2: backup server is dead: </text:p>
      <text:p text:style-name="P26"><text:tab/>-see point 2</text:p>
      <text:p text:style-name="P26"><text:s text:c="6"/>case 3: main server is dead(pinger gets no reply):</text:p>
      <text:p text:style-name="P26"><text:tab/>- pinger sends request to backup server → point 3</text:p>
      <text:p text:style-name="P26"/>
      <text:p text:style-name="P26"/>
      <text:p text:style-name="P26"/>
      <text:p text:style-name="P26"/>
      <text:p text:style-name="P36">*special points:</text:p>
      <text:p text:style-name="P36">1. maze state: 2D arrays with treasure locations, player locations → minimize looping</text:p>
      <text:p text:style-name="P36">2. player info list: player id, player score</text:p>
      <text:p text:style-name="P36"/>
      <text:p text:style-name="P26"/>
      <text:p text:style-name="P26"><text:soft-page-break/></text:p>
      <text:p text:style-name="P26"/>
      <text:p text:style-name="P26"/>
      <text:p text:style-name="P26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5:24:43.062000000</meta:creation-date>
    <dc:date>2018-09-08T23:02:47.164000000</dc:date>
    <meta:editing-duration>PT49M16S</meta:editing-duration>
    <meta:editing-cycles>14</meta:editing-cycles>
    <meta:generator>LibreOffice/5.2.3.3$Windows_x86 LibreOffice_project/d54a8868f08a7b39642414cf2c8ef2f228f780cf</meta:generator>
    <meta:document-statistic meta:table-count="0" meta:image-count="0" meta:object-count="0" meta:page-count="3" meta:paragraph-count="68" meta:word-count="646" meta:character-count="3768" meta:non-whitespace-character-count="3134"/>
  </office:meta>
</office:document-meta>
</file>